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automatic-styles>
    <style:style style:name="P1" style:family="paragraph" style:parent-style-name="Standard">
      <style:text-properties fo:font-size="14pt" officeooo:rsid="00190a4c" officeooo:paragraph-rsid="00190a4c" style:font-size-asian="14pt" style:font-size-complex="14pt"/>
    </style:style>
    <style:style style:name="P2" style:family="paragraph" style:parent-style-name="Standard">
      <style:text-properties fo:font-size="14pt" officeooo:rsid="00190a4c" officeooo:paragraph-rsid="00190a4c" style:font-size-asian="14pt" style:font-size-complex="14pt"/>
    </style:style>
    <style:style style:name="P3" style:family="paragraph" style:parent-style-name="Standard">
      <style:text-properties fo:font-size="14pt" officeooo:rsid="0019eb4b" officeooo:paragraph-rsid="0019eb4b" style:font-size-asian="14pt" style:font-size-complex="14pt"/>
    </style:style>
    <style:style style:name="P4" style:family="paragraph" style:parent-style-name="Standard">
      <style:text-properties officeooo:paragraph-rsid="0019eb4b"/>
    </style:style>
    <style:style style:name="T1" style:family="text">
      <style:text-properties officeooo:rsid="0019eb4b"/>
    </style:style>
    <style:style style:name="T2" style:family="text">
      <style:text-properties fo:font-style="italic"/>
    </style:style>
    <style:style style:name="T3" style:family="text">
      <style:text-properties fo:font-weight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19eb4b" style:font-size-asian="14pt" style:font-size-complex="14pt"/>
    </style:style>
    <style:style style:name="T6" style:family="text">
      <style:text-properties fo:font-size="14pt" fo:font-style="italic" style:font-size-asian="14pt" style:font-size-complex="14pt"/>
    </style:style>
    <style:style style:name="T7" style:family="text">
      <style:text-properties fo:font-size="14pt" fo:font-style="italic" fo:font-weight="bold" style:font-size-asian="14pt" style:font-weight-asian="bold" style:font-size-complex="14pt" style:font-weight-complex="bold"/>
    </style:style>
    <style:style style:name="T8" style:family="text">
      <style:text-properties fo:font-size="14pt" fo:font-style="italic" fo:font-weight="normal" style:font-size-asian="14pt" style:font-weight-asian="normal" style:font-size-complex="14pt" style:font-weight-complex="normal"/>
    </style:style>
    <style:style style:name="T9" style:family="text">
      <style:text-properties fo:font-size="14pt" fo:font-weight="bold" style:font-size-asian="14pt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оретическая часть</text:p>
      <text:p text:style-name="P1"/>
      <text:p text:style-name="P1">1)Синтаксическая ошибка – это ошибка, возникающая из-за нарушения правил языка программирования. Пример: забытая фигурная скобка в конструкции if.</text:p>
      <text:p text:style-name="P1"/>
      <text:p text:style-name="P1">Логическая ошибка – это ошибка, когда программа выполняется без сбоев, но результат оказывается неверным. Пример: неверное использование операторов, например, 5 + 7 вместо 5 * 7 для вычисления произведения.</text:p>
      <text:p text:style-name="P1"/>
      <text:p text:style-name="P1">Ошибка в условии – это ошибка, при которой логическое условие неверно сформулировано. Пример: использование "&gt;" вместо "&gt;=", что может привести к пропуску нужного случая.</text:p>
      <text:p text:style-name="P1"/>
      <text:p text:style-name="P1">Ошибка обработки граничных случаев – это недочет при обработке крайних значений. Пример: деление на 0, если не предусмотрена проверка на ноль.</text:p>
      <text:p text:style-name="P1"/>
      <text:p text:style-name="P1">Отклонение от алгоритма – это ситуация, когда код выполняет не те действия, что описано в алгоритме. Пример: сортировка массива, а фактически – возврат его без изменений.</text:p>
      <text:p text:style-name="P1"/>
      <text:p text:style-name="P1">2)Методы поиска ошибок:</text:p>
      <text:p text:style-name="P1"/>
      <text:p text:style-name="P1">1. Визуальный анализ кода – тщательное изучение кода для выявления синтаксических и логических ошибок, а также проверки читаемости и структуры.</text:p>
      <text:p text:style-name="P1"/>
      <text:p text:style-name="P1">2. Сравнение с описанием алгоритма – сопоставление реализованного кода с алгоритмическим описанием для обнаружения отклонений и неверного выполнения шагов.</text:p>
      <text:p text:style-name="P1"/>
      <text:p text:style-name="P1">3. Ручное тестирование на конкретных примерах – тестирование кода с использованием заранее подготовленных входных данных для проверки корректности выполнения и выявления ошибок обработки.</text:p>
      <text:p text:style-name="P1"/>
      <text:p text:style-name="P1"/>
      <text:p text:style-name="P1">Практическая часть</text:p>
      <text:p text:style-name="P1"/>
      <text:p text:style-name="P1">Ваш код имеет небольшую ошибку в начальном значении переменной high. Правильное значение должно быть n // 2, поскольку квадратный корень числа n не может превышать n / 2 для n &gt; 1. </text:p>
      <text:p text:style-name="P1"/>
      <text:p text:style-name="P1">Вот исправленный код:</text:p>
      <text:p text:style-name="P1"/>
      <text:p text:style-name="P1"><text:soft-page-break/>def is_perfect_square(n): </text:p>
      <text:p text:style-name="P1"><text:s text:c="4"/>if n &lt; 0: <text:s text:c="13"/></text:p>
      <text:p text:style-name="P1"><text:s text:c="8"/>return False <text:s text:c="5"/></text:p>
      <text:p text:style-name="P1"><text:s text:c="4"/>if n == 0 or n == 1: <text:s/></text:p>
      <text:p text:style-name="P1"><text:s text:c="8"/>return True <text:s text:c="6"/></text:p>
      <text:p text:style-name="P1"><text:s text:c="3"/>low = 2 <text:s text:c="14"/></text:p>
      <text:p text:style-name="P1"><text:s text:c="4"/>high = n // 2 <text:s text:c="7"/></text:p>
      <text:p text:style-name="P1"><text:s text:c="3"/>while low &lt;= high: <text:s text:c="3"/></text:p>
      <text:p text:style-name="P1"><text:s text:c="8"/>mid = (low + high) // 2 </text:p>
      <text:p text:style-name="P1"><text:s text:c="8"/>mid_sq = mid * mid <text:s text:c="6"/></text:p>
      <text:p text:style-name="P1"><text:s text:c="8"/>if mid_sq == n: <text:s text:c="12"/></text:p>
      <text:p text:style-name="P1"><text:s text:c="12"/>return True <text:s text:c="12"/></text:p>
      <text:p text:style-name="P1"><text:s text:c="8"/>elif mid_sq &lt; n: <text:s text:c="10"/></text:p>
      <text:p text:style-name="P1"><text:s text:c="12"/>low = mid + 1 <text:s text:c="9"/></text:p>
      <text:p text:style-name="P1"><text:s text:c="8"/>else: <text:s text:c="22"/></text:p>
      <text:p text:style-name="P1"><text:s text:c="12"/>high = mid - 1 <text:s text:c="9"/></text:p>
      <text:p text:style-name="P1"><text:s text:c="8"/>return False <text:s text:c="19"/></text:p>
      <text:p text:style-name="P1"/>
      <text:p text:style-name="P1">Теперь функция корректно проверяет, является ли целое число n точным квадратом.</text:p>
      <text:p text:style-name="P1"/>
      <text:p text:style-name="P1">1)Aнализ кода построчно с указанием ошибок и отклонений:</text:p>
      <text:p text:style-name="P1"/>
      <text:p text:style-name="P1">Строка 6: Отлонение. high задано как n, но в классическом бинарном поиске для проверки идеального квадрата достаточно взять high = n // 2 (для n &gt; 1). Почему: число, квадрат которого равен n, не может быть больше n // 2 (кроме случая n=1, который уже обработан). Это повысит эффективность работы алгоритма.</text:p>
      <text:p text:style-name="P1"/>
      <text:p text:style-name="P1">В остальном код соответствует алгоритму бинарного поиска для нахождения целого корня.</text:p>
      <text:p text:style-name="P1"/>
      <text:p text:style-name="P1">2)Подозрительное место — строка 6, где high = n, а не n // 2. На первый взгляд кажется, что лучше брать high = n // 2, чтобы ограничить поиск и ускорить алгоритм. Но на самом деле это не обязательно ошибка: даже при high = n бинарный поиск корректно работает и возвращает правильный результат, просто чуть медленнее.</text:p>
      <text:p text:style-name="P1"/>
      <text:p text:style-name="P1">То есть, строка 6 может выглядеть подозрительно, но с точки зрения логики и корректности кода она правильна.</text:p>
      <text:p text:style-name="P1"/>
      <text:p text:style-name="P1"/>
      <text:p text:style-name="P1"/>
      <text:p text:style-name="P3"><text:soft-page-break/>3)Таблица в github</text:p>
      <text:p text:style-name="P3"/>
      <text:p text:style-name="P4"><text:span text:style-name="T5">4)</text:span><text:span text:style-name="T4">Исправленная версия функции:</text:span><text:line-break/><text:line-break/><text:span text:style-name="T11">def is</text:span><text:span text:style-name="T8">perfect</text:span><text:span text:style-name="T11">square(n):<text:line-break/>if n &lt; 0: # исправлено на n &lt; 0, поскольку 0 тоже является совершенным квадратом (00=0)<text:line-break/>return False<text:line-break/>if n == 0 or n == 1: # добавлена проверка для 0, так как 0 — тоже совершенный квадрат<text:line-break/>return True<text:line-break/>low = 2<text:line-break/>high = n // 2 # ограничение верхней границы для оптимизации<text:line-break/>while low &lt;= high:<text:line-break/>mid = (low + high) // 2<text:line-break/>mid_sq = mid  mid<text:line-break/>if mid</text:span><text:span text:style-name="T8">sq == n:<text:line-break/>return True<text:line-break/>elif mid</text:span><text:span text:style-name="T11">sq &lt; n:<text:line-break/>low = mid + 1<text:line-break/>else:<text:line-break/>high = mid - 1<text:line-break/>return False</text:span><text:line-break/></text:p>
      <text:p text:style-name="P4"><text:span text:style-name="T5">5)Наиболее серьезная ошибка — это неправильная граница верхнего предела high = n вместо high = n // 2. Это приводит к излишнему числу итераций и снижает эффективность алгоритма, хотя в итоге программа всё равно корректно работает.<text:line-break/></text:span></text:p>
      <text:p text:style-name="P4"><text:span text:style-name="T5">Чаще всего встречалась ошибка логики (логическая ошибка), связанная с выбором границ диапазона поиска и условием обработки значения n &lt;= 0.<text:line-break/></text:span></text:p>
      <text:p text:style-name="P4"><text:span text:style-name="T5">Самым эффективным тестовым случаем оказался n = 0, так как из-за условия if n &lt;= 0 функция сразу возвращает False, хотя 0 является совершенным квадратом (0*0=0), что выявило ошибку в логике.<text:line-break/><text:line-break/></text:span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4T16:34:48.592948851</meta:creation-date>
    <dc:date>2025-06-05T08:15:45.482482071</dc:date>
    <meta:editing-duration>PT26M2S</meta:editing-duration>
    <meta:editing-cycles>2</meta:editing-cycles>
    <meta:generator>LibreOffice/7.6.4.1$Linux_X86_64 LibreOffice_project/60$Build-1</meta:generator>
    <meta:document-statistic meta:table-count="0" meta:image-count="0" meta:object-count="0" meta:page-count="3" meta:paragraph-count="41" meta:word-count="617" meta:character-count="4113" meta:non-whitespace-character-count="3233"/>
  </office:meta>
</office:document-meta>
</file>